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 style:parent-style-name="Graphics">
      <style:graphic-properties draw:fill="none" draw:stroke="none"/>
    </style:style>
    <style:style style:family="graphic" style:name="a364" style:parent-style-name="Graphics">
      <style:graphic-properties draw:fill="none" draw:stroke="none"/>
    </style:style>
    <style:style style:family="text" style:name="a3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draw:stroke="none"/>
    </style:style>
    <style:style style:family="graphic" style:name="a365" style:parent-style-name="Graphics">
      <style:graphic-properties draw:fill="none" draw:stroke="none"/>
    </style:style>
    <style:style style:family="graphic" style:name="a366" style:parent-style-name="Graphics">
      <style:graphic-properties draw:fill="none" draw:stroke="none"/>
    </style:style>
    <style:style style:family="graphic" style:name="a372" style:parent-style-name="Graphics">
      <style:graphic-properties draw:fill="none" draw:stroke="none"/>
    </style:style>
    <style:style style:family="graphic" style:name="a367" style:parent-style-name="Graphics">
      <style:graphic-properties draw:fill="none" draw:stroke="none"/>
    </style:style>
    <style:style style:family="graphic" style:name="a368" style:parent-style-name="Graphics">
      <style:graphic-properties draw:fill="none" draw:stroke="none"/>
    </style:style>
    <style:style style:family="graphic" style:name="a369" style:parent-style-name="Graphics">
      <style:graphic-properties draw:fill="none" draw:stroke="non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10" svg:x="-0.00593in" svg:y="0.00333in" svg:width="13.33926in" svg:height="7.49667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63" draw:name="Subtitle 2" svg:x="1.66667in" svg:y="4.32653in" svg:width="10in" svg:height="1.42347in" presentation:class="subtitle" presentation:placeholder="false">
          <draw:text-box>
            <text:p text:style-name="a362" text:class-names="" text:cond-style-name=""><text:span text:style-name="a358" text:class-names="">Majaro<text:s text:c="1"/></text:span><text:span text:style-name="a359" text:class-names="">– Matt, James,<text:s text:c="1"/></text:span><text:span text:style-name="a360" text:class-names="">Rob</text:span><text:span text:style-name="a361" text:class-names=""/></text:p>
          </draw:text-box>
          <svg:title/>
          <svg:desc/>
        </draw:frame>
        <draw:g draw:name="Group 19" draw:id="id65">
          <svg:title/>
          <svg:desc/>
          <draw:frame draw:id="id66" draw:style-name="a364" draw:name="Picture 6" svg:x="0.60928in" svg:y="2.60257in" svg:width="1.25in" svg:height="1.36816in" style:rel-width="scale" style:rel-height="scale">
            <draw:image xlink:href="media/image2.png" xlink:type="simple" xlink:show="embed" xlink:actuate="onLoad"/>
            <svg:title/>
            <svg:desc/>
          </draw:frame>
          <draw:frame draw:id="id67" draw:style-name="a365" draw:name="Picture 7" svg:x="3.26251in" svg:y="2.62614in" svg:width="0.88583in" svg:height="1.37078in" style:rel-width="scale" style:rel-height="scale">
            <draw:image xlink:href="media/image3.png" xlink:type="simple" xlink:show="embed" xlink:actuate="onLoad"/>
            <svg:title/>
            <svg:desc/>
          </draw:frame>
          <draw:frame draw:id="id68" draw:style-name="a366" draw:name="Picture 8" svg:x="1.92762in" svg:y="2.61772in" svg:width="1.33833in" svg:height="1.37731in" style:rel-width="scale" style:rel-height="scale">
            <draw:image xlink:href="media/image4.png" xlink:type="simple" xlink:show="embed" xlink:actuate="onLoad"/>
            <svg:title/>
            <svg:desc/>
          </draw:frame>
          <draw:frame draw:id="id69" draw:style-name="a367" draw:name="Picture 11" svg:x="4.15232in" svg:y="2.61499in" svg:width="1.30612in" svg:height="1.37078in" style:rel-width="scale" style:rel-height="scale">
            <draw:image xlink:href="media/image5.png" xlink:type="simple" xlink:show="embed" xlink:actuate="onLoad"/>
            <svg:title/>
            <svg:desc/>
          </draw:frame>
          <draw:frame draw:id="id70" draw:style-name="a368" draw:name="Picture 12" svg:x="5.39922in" svg:y="3.02586in" svg:width="1.07823in" svg:height="0.56103in" style:rel-width="scale" style:rel-height="scale">
            <draw:image xlink:href="media/image6.png" xlink:type="simple" xlink:show="embed" xlink:actuate="onLoad"/>
            <svg:title/>
            <svg:desc/>
          </draw:frame>
          <draw:frame draw:id="id71" draw:style-name="a369" draw:name="Picture 15" svg:x="6.46885in" svg:y="2.62335in" svg:width="1.91026in" svg:height="1.36816in" style:rel-width="scale" style:rel-height="scale">
            <draw:image xlink:href="media/image7.png" xlink:type="simple" xlink:show="embed" xlink:actuate="onLoad"/>
            <svg:title/>
            <svg:desc/>
          </draw:frame>
          <draw:frame draw:id="id72" draw:style-name="a370" draw:name="Picture 16" svg:x="7.9667in" svg:y="2.60257in" svg:width="1.69068in" svg:height="1.72396in" style:rel-width="scale" style:rel-height="scale">
            <draw:image xlink:href="media/image8.png" xlink:type="simple" xlink:show="embed" xlink:actuate="onLoad"/>
            <svg:title/>
            <svg:desc/>
          </draw:frame>
          <draw:frame draw:id="id73" draw:style-name="a371" draw:name="Picture 17" svg:x="9.71958in" svg:y="2.58031in" svg:width="1.41309in" svg:height="1.45425in" style:rel-width="scale" style:rel-height="scale">
            <draw:image xlink:href="media/image9.png" xlink:type="simple" xlink:show="embed" xlink:actuate="onLoad"/>
            <svg:title/>
            <svg:desc/>
          </draw:frame>
          <draw:frame draw:id="id74" draw:style-name="a372" draw:name="Picture 18" svg:x="10.77525in" svg:y="2.41716in" svg:width="1.94287in" svg:height="1.90938in" style:rel-width="scale" style:rel-height="scale">
            <draw:image xlink:href="media/image10.png" xlink:type="simple" xlink:show="embed" xlink:actuate="onLoad"/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7/10/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7/10/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7/10/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7/10/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7/10/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7/10/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7/10/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7/10/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7/10/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7/10/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7/10/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7/10/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ames Hill</meta:initial-creator>
    <dc:creator>Robert McNeill</dc:creator>
    <meta:creation-date>2015-10-07T12:49:15Z</meta:creation-date>
    <dc:date>2015-10-07T14:12:23Z</dc:date>
    <meta:editing-cycles>5</meta:editing-cycles>
    <meta:editing-duration>PT2517S</meta:editing-duration>
    <meta:document-statistic meta:paragraph-count="1" meta:word-count="7"/>
  </office:meta>
</office:document-meta>
</file>